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List_20_Paragraph" style:list-style-name="WWNum4">
      <style:text-properties fo:font-size="11pt" style:font-size-asian="11pt" style:font-size-complex="11pt"/>
    </style:style>
    <style:style style:name="P8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0" style:family="paragraph" style:parent-style-name="List_20_Paragraph" style:list-style-name="WWNum5"/>
    <style:style style:name="P11" style:family="paragraph" style:parent-style-name="List_20_Paragraph" style:list-style-name="WWNum14"/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3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6/02/2018 V0.8.34</text:p>
      <text:p text:style-name="P3">Ajout</text:p>
      <text:list xml:id="list7554093409073668657" text:style-name="WWNum4">
        <text:list-item>
          <text:p text:style-name="P6">Medhyèna + evo shiny</text:p>
        </text:list-item>
      </text:list>
      <text:p text:style-name="P1">14/02/2018 V0.8.33</text:p>
      <text:p text:style-name="P3">Ajout</text:p>
      <text:list xml:id="list32359834" text:continue-numbering="true" text:style-name="WWNum4">
        <text:list-item>
          <text:p text:style-name="P6">Lovdisc chromatique</text:p>
        </text:list-item>
      </text:list>
      <text:p text:style-name="P1">12/02/2018 V0.8.33</text:p>
      <text:p text:style-name="P3">Ajout</text:p>
      <text:list xml:id="list32358696" text:continue-numbering="true" text:style-name="WWNum4">
        <text:list-item>
          <text:p text:style-name="P6">Lumivole 100% femelle</text:p>
        </text:list-item>
        <text:list-item>
          <text:p text:style-name="P6">Icône des formes dans le sélecteur mieux taillé et un cadre apparaît quand on le survole</text:p>
        </text:list-item>
        <text:list-item>
          <text:p text:style-name="P6">La table des résistances change avec la forme</text:p>
        </text:list-item>
      </text:list>
      <text:p text:style-name="P1">10/02/2018 V0.8.30 – 31 – 32</text:p>
      <text:list xml:id="list32344746" text:continue-numbering="true" text:style-name="WWNum4">
        <text:list-header>
          <text:p text:style-name="P12">Bug Fix</text:p>
        </text:list-header>
        <text:list-item>
          <text:p text:style-name="P6">Les médailles sont correctement affichées dans statistiques pour des écran plus petit</text:p>
        </text:list-item>
        <text:list-item>
          <text:p text:style-name="P6">Les œufs sont correctement affiché dans pokédex</text:p>
        </text:list-item>
      </text:list>
      <text:p text:style-name="P1">10/02/2018 V0.8.29</text:p>
      <text:p text:style-name="P3">Ajout</text:p>
      <text:list xml:id="list32355346" text:continue-numbering="true" text:style-name="WWNum4">
        <text:list-item>
          <text:p text:style-name="P6">Nirondelle et Tylton œuf 2km</text:p>
        </text:list-item>
        <text:list-item>
          <text:p text:style-name="P6">Goélise œuf 5 km</text:p>
        </text:list-item>
        <text:list-item>
          <text:p text:style-name="P6">Eoko, Draby, Terhal œuf 10km</text:p>
        </text:list-item>
        <text:list-item>
          <text:p text:style-name="P6">Retour de l'onglet taux de capture (mais faudra le refaire il est nul)</text:p>
        </text:list-item>
        <text:list-item>
          <text:p text:style-name="P6">MumuPikaMaman à la place de mumut34</text:p>
        </text:list-item>
        <text:list-item>
          <text:p text:style-name="P6">Eoko pas régional !</text:p>
        </text:list-item>
        <text:list-item>
          <text:p text:style-name="P6">Type qui change en fonction des formes dans informations</text:p>
          <text:p text:style-name="P9">Bug Fix</text:p>
        </text:list-item>
        <text:list-item>
          <text:p text:style-name="P6">Les pokémon en œuf s'affiche à nouveau correctement dans Pokedex</text:p>
        </text:list-item>
        <text:list-item>
          <text:p text:style-name="P6">Divers bug lié au formes</text:p>
        </text:list-item>
      </text:list>
      <text:p text:style-name="P1">09/02/2018 V0.8.28</text:p>
      <text:p text:style-name="P3">Ajout</text:p>
      <text:list xml:id="list32356040" text:continue-numbering="true" text:style-name="WWNum4">
        <text:list-item>
          <text:p text:style-name="P6"><text:soft-page-break/>Stalgamin,Tylton, Magicarpe et Wailmer raid 1</text:p>
        </text:list-item>
        <text:list-item>
          <text:p text:style-name="P6">Lamantine, Ossatueur, Crustabri, Ténéfix et Mysdibule raid 2</text:p>
        </text:list-item>
        <text:list-item>
          <text:p text:style-name="P6">Mackogneur, Ectoplasma, Lippoutou, Porygon, Azumarill et Cochignon raid 3</text:p>
        </text:list-item>
        <text:list-item>
          <text:p text:style-name="P6">Locklass, Aligatueur, Tyranocif, Galeking et Absol raid 4</text:p>
        </text:list-item>
        <text:list-item>
          <text:p text:style-name="P6">Kyogre et Rayquaza raid 5</text:p>
        </text:list-item>
        <text:list-item>
          <text:p text:style-name="P6">Tylton et Altaria shiny</text:p>
        </text:list-item>
        <text:list-item>
          <text:p text:style-name="P6">Tropicus, Eoko, Muciole et Lumivole en régionaux</text:p>
        </text:list-item>
        <text:list-item>
          <text:p text:style-name="P6">Nids supposé : Nirondelle, Goélise, Arakdo, Tylton, Eoko</text:p>
        </text:list-item>
        <text:list-item>
          <text:p text:style-name="P6">Zarbi 28 formes différentes</text:p>
          <text:p text:style-name="P9">Bug Fix</text:p>
        </text:list-item>
        <text:list-item>
          <text:p text:style-name="P6">Correction d'un bug d'affichage quand on rechercher un Pokemon qui n'existe pas</text:p>
        </text:list-item>
      </text:list>
      <text:p text:style-name="P1">08/02/2018 V0.8.27</text:p>
      <text:p text:style-name="P3">Ajout</text:p>
      <text:list xml:id="list32358358" text:continue-numbering="true" text:style-name="WWNum4">
        <text:list-item>
          <text:p text:style-name="P6">Liste d'IV disponible à l'importation</text:p>
        </text:list-item>
        <text:list-item>
          <text:p text:style-name="P6">Ajout d'une barre de progression pour l'exportation en JPG quand il y a plusieurs onglets</text:p>
        </text:list-item>
        <text:list-item>
          <text:p text:style-name="P6">Ajout des nouveau pokémon 3G</text:p>
        </text:list-item>
        <text:list-item>
          <text:p text:style-name="P6">Médaille zarbi a 28 max</text:p>
        </text:list-item>
        <text:list-item>
          <text:p text:style-name="P6">Prise en charge des différentes formes de pokémon (zarbi, morphéo)</text:p>
          <text:p text:style-name="P9">Bug Fix</text:p>
        </text:list-item>
        <text:list-item>
          <text:p text:style-name="P6">La taille des onglets est correctement mise a jour quand on change pokemon sans Informations</text:p>
        </text:list-item>
        <text:list-item>
          <text:p text:style-name="P6">Exporter en JPG remarche correctement</text:p>
        </text:list-item>
      </text:list>
      <text:p text:style-name="P1">07/02/2018 V0.8.26</text:p>
      <text:p text:style-name="P3">Ajout</text:p>
      <text:list xml:id="list32343885" text:continue-numbering="true" text:style-name="WWNum4">
        <text:list-item>
          <text:p text:style-name="P6">Kraknoix dans œuf 10 km</text:p>
        </text:list-item>
        <text:list-item>
          <text:p text:style-name="P6">Tarinorn, Lilia, Balbuto, Chamallot, Cacnea , Anorith œuf 5 km</text:p>
        </text:list-item>
        <text:list-item>
          <text:p text:style-name="P6">Galékid, Chuchmur œuf 2 km</text:p>
        </text:list-item>
        <text:list-item>
          <text:p text:style-name="P6">Séléroc, Solatoc et chartor régionaux</text:p>
        </text:list-item>
        <text:list-item>
          <text:p text:style-name="P6">Chuchmur, tarinor, galekid, chamallot, cacnea, balbuto, Anorith en nids</text:p>
        </text:list-item>
        <text:list-item>
          <text:p text:style-name="P6">Images des Pokemon manquante ajouté</text:p>
        </text:list-item>
        <text:list-item>
          <text:p text:style-name="P6">Suppression des « S » à la fin des unités « Km »</text:p>
        </text:list-item>
        <text:list-item>
          <text:p text:style-name="P6"><text:soft-page-break/>Refonte de « Évolutions »</text:p>
        </text:list-item>
        <text:list-item>
          <text:p text:style-name="P6">Exportations de tous les onglets de statistiques</text:p>
        </text:list-item>
        <text:list-item>
          <text:p text:style-name="P6">Ajout d’icônes dans les onglets</text:p>
        </text:list-item>
        <text:list-item>
          <text:p text:style-name="P6">Tailles des onglets en fonction du contenu:D</text:p>
        </text:list-item>
      </text:list>
      <text:p text:style-name="P1">24/01/2018 V0.8.25</text:p>
      <text:p text:style-name="P3">Ajout</text:p>
      <text:list xml:id="list32343669" text:continue-numbering="true" text:style-name="WWNum4">
        <text:list-item>
          <text:p text:style-name="P6">Clean de l'updateur un peu</text:p>
        </text:list-item>
        <text:list-item>
          <text:p text:style-name="P6">L'updateur demande <text:s/>confirmation avant de télécharger les fichiers</text:p>
        </text:list-item>
      </text:list>
      <text:p text:style-name="P1">23/01/2018 V0.8.24</text:p>
      <text:p text:style-name="P3">Ajout</text:p>
      <text:list xml:id="list32362503" text:continue-numbering="true" text:style-name="WWNum4">
        <text:list-item>
          <text:p text:style-name="P6">Exporter en jpg affiche désormais l’arrière plan dans l'image exporté.</text:p>
        </text:list-item>
        <text:list-item>
          <text:p text:style-name="P6">Exporter en jpg prend en compte les onglets et les affiches tous</text:p>
        </text:list-item>
        <text:list-item>
          <text:p text:style-name="P6">On peut sélectionner quel partie on veut exporter dans le JPG (pour informations seulement pour le moment)</text:p>
        </text:list-item>
        <text:list-item>
          <text:p text:style-name="P6">Pikachu peut avoir surf :s (direct legacy)</text:p>
        </text:list-item>
        <text:list-item>
          <text:p text:style-name="P6">Dans « vérifier les mise à jour », une croix rouge montre qu'une mise a jour est disponible et un check vert quand c'est déjà à jour</text:p>
        </text:list-item>
        <text:list-item>
          <text:p text:style-name="P6">Ajout de la liste d'IV par level dans information</text:p>
        </text:list-item>
        <text:list-item>
          <text:p text:style-name="P6">Groudon n'est plus présent en raid</text:p>
        </text:list-item>
        <text:list-item>
          <text:p text:style-name="P6">Wailord, Charmina et Élecsprint disponible en sauvage</text:p>
        </text:list-item>
        <text:list-item>
          <text:p text:style-name="P6">Le taux de capture de base ne s'affiche plus pour les Pokémon uniquement disponibles en œuf ou par évolution</text:p>
          <text:p text:style-name="P9">Bug Fix</text:p>
        </text:list-item>
        <text:list-item>
          <text:p text:style-name="P6">Les % de dégâts dans l'onglet « Résistances » de « Informations » son correctement affichés (71,4% au lieux de 71,0%)</text:p>
        </text:list-item>
        <text:list-item>
          <text:p text:style-name="P6">Barbicha a bien 6% de chance de fuite et pas 4,06%</text:p>
        </text:list-item>
      </text:list>
      <text:p text:style-name="P1">19/01/2018 V0.8.23</text:p>
      <text:p text:style-name="P3">Ajout</text:p>
      <text:list xml:id="list32343858" text:continue-numbering="true" text:style-name="WWNum4">
        <text:list-item>
          <text:p text:style-name="P6">REFONTE DE INFORMATION</text:p>
        </text:list-item>
        <text:list-item>
          <text:p text:style-name="P6">La fenêtre de chargement à la même icône dans la barre des tâches que l'application</text:p>
          <text:p text:style-name="P12">Bug Fix</text:p>
        </text:list-item>
        <text:list-item>
          <text:p text:style-name="P6"><text:soft-page-break/>Un bug d'affichage des onglets est résolu quand on clique dessus</text:p>
        </text:list-item>
      </text:list>
      <text:p text:style-name="P1">13/01/2018 V0.8.22</text:p>
      <text:p text:style-name="P3">Ajout</text:p>
      <text:list xml:id="list32353090" text:continue-numbering="true" text:style-name="WWNum4">
        <text:list-item>
          <text:p text:style-name="P6">L'application ne peux désormais n'avoir qu'une seule instance active</text:p>
          <text:p text:style-name="P12">Bug Fix</text:p>
        </text:list-item>
        <text:list-item>
          <text:p text:style-name="P6">Les médailles n'affiche plus de mauvaises valeurs</text:p>
        </text:list-item>
      </text:list>
      <text:p text:style-name="P1">12/01/2018 V0.8.21</text:p>
      <text:list xml:id="list32346830" text:continue-numbering="true" text:style-name="WWNum4">
        <text:list-header>
          <text:p text:style-name="P12">Bug Fix</text:p>
        </text:list-header>
        <text:list-item>
          <text:p text:style-name="P6">L'exportation en .jpg remarche correctement pour le pokédex</text:p>
        </text:list-item>
        <text:list-item>
          <text:p text:style-name="P6">Wailord n'est plus disponible en sauvage</text:p>
        </text:list-item>
        <text:list-item>
          <text:p text:style-name="P6">Milobelus n'est plus disponible en sauvage</text:p>
        </text:list-item>
      </text:list>
      <text:p text:style-name="P1">12/01/2018 V0.8.20</text:p>
      <text:p text:style-name="P3">Ajout</text:p>
      <text:list xml:id="list32346022" text:continue-numbering="true" text:style-name="WWNum4">
        <text:list-item>
          <text:p text:style-name="P6">A propos : Petite modification</text:p>
          <text:p text:style-name="P12">Bug Fix</text:p>
        </text:list-item>
        <text:list-item>
          <text:p text:style-name="P6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2354968" text:continue-numbering="true" text:style-name="WWNum4">
        <text:list-item>
          <text:p text:style-name="P6">Pokédex : Le bouton inverser les catégories à un effet sur le texte pour mieux comprendre son effet</text:p>
        </text:list-item>
        <text:list-item>
          <text:p text:style-name="P6">Les catégories non disponible en mode inversé sont grisé</text:p>
        </text:list-item>
        <text:list-item>
          <text:p text:style-name="P6">La partie filtre peut désormais être caché/affiché </text:p>
        </text:list-item>
        <text:list-item>
          <text:p text:style-name="P6">La partie évolution refait sont apparition dans un onglet</text:p>
        </text:list-item>
      </text:list>
      <text:p text:style-name="P1">10/01/2018 V0.8.18</text:p>
      <text:p text:style-name="P3">Ajout</text:p>
      <text:list xml:id="list32350594" text:continue-numbering="true" text:style-name="WWNum4">
        <text:list-item>
          <text:p text:style-name="P6">Les bulles d'aides s'affiche désormais lorsque l'on passe la souris sur la médaille et non plus sur le titre.</text:p>
        </text:list-item>
        <text:list-item>
          <text:p text:style-name="P6">Les médailles liés au Pokédex sont désormais grisées afin de mieux voir qu'elles sont pas éditables</text:p>
        </text:list-item>
        <text:list-item>
          <text:p text:style-name="P6">Pokedex : Les filtres restent visibles même quand on scroll</text:p>
        </text:list-item>
        <text:list-item>
          <text:p text:style-name="P6"><text:soft-page-break/>Refonte des filtres !</text:p>
        </text:list-item>
        <text:list-item>
          <text:p text:style-name="P6">Quand on inverse l'affichage elle reste inversé même en changeant de filtre</text:p>
        </text:list-item>
        <text:list-item>
          <text:p text:style-name="P6">Raid EX disponible</text:p>
        </text:list-item>
        <text:list-item>
          <text:p text:style-name="P6">La médaille zarbi à désormais un maximum (26)</text:p>
          <text:p text:style-name="P12">Bug Fix</text:p>
        </text:list-item>
        <text:list-item>
          <text:p text:style-name="P6">Mewtwo a bien 6% de chance de capture de base et non 2%</text:p>
        </text:list-item>
      </text:list>
      <text:p text:style-name="P1">08/01/2018 V0.8.17</text:p>
      <text:p text:style-name="P3">Ajout</text:p>
      <text:list xml:id="list32350457" text:continue-numbering="true" text:style-name="WWNum4">
        <text:list-item>
          <text:p text:style-name="P6">Bouton pour rafraîchir l'affichage dans Pokédex (notamment pour le mode possédé/non possédé)</text:p>
        </text:list-item>
        <text:list-item>
          <text:p text:style-name="P6">Les boutons sélectionner tout et désélectionner tout ne sont effectif que sur les Pokémon affchés</text:p>
          <text:p text:style-name="P12">Bug Fix</text:p>
        </text:list-item>
        <text:list-item>
          <text:p text:style-name="P6">Correction de l’affichage des valeurs des médailles correctement mis à jour quand on met à jour le Pokédex</text:p>
        </text:list-item>
        <text:list-item>
          <text:p text:style-name="P6">Correction d'un bug qui faisait que le texte n'avait pas la bonne police quand ont crée un nouveau dresseur</text:p>
        </text:list-item>
        <text:list-item>
          <text:p text:style-name="P6">Correction d'un bug ou mew pouvait apparaître dans le pokédex</text:p>
        </text:list-item>
      </text:list>
      <text:p text:style-name="P1">07/01/2018 V0.8.16</text:p>
      <text:p text:style-name="P3">Ajout</text:p>
      <text:list xml:id="list32342949" text:continue-numbering="true" text:style-name="WWNum4">
        <text:list-item>
          <text:p text:style-name="P6">Les bulles d'aide des médailles sont désormais affiché au dessus et non en dessous</text:p>
        </text:list-item>
        <text:list-item>
          <text:p text:style-name="P6">Les bulles d'aides restent plus longtemps affiché</text:p>
        </text:list-item>
        <text:list-item>
          <text:p text:style-name="P6">Couleurs du texte des médailles en fonction du palier</text:p>
        </text:list-item>
        <text:list-item>
          <text:p text:style-name="P6">Taille des médailles augmenté pour être plus visible</text:p>
        </text:list-item>
        <text:list-item>
          <text:p text:style-name="P6">Cadre des médailles ! (en fonction du palier)</text:p>
        </text:list-item>
        <text:list-item>
          <text:p text:style-name="P6">Médailles dresseur classé par pallier et par nom dans chaque palier</text:p>
        </text:list-item>
        <text:list-item>
          <text:p text:style-name="P6">Médailles Type classé par Valeur</text:p>
        </text:list-item>
        <text:list-item>
          <text:p text:style-name="P6">Les médailles lié au Pokédex sont calculé automatiquement et ne sont donc plus modifiable</text:p>
        </text:list-item>
        <text:list-item>
          <text:p text:style-name="P6">Bouton « réinitialiser les filtres » dans Pokédex</text:p>
          <text:p text:style-name="P12">Bug Fix</text:p>
        </text:list-item>
        <text:list-item>
          <text:p text:style-name="P6">Correction de fautes d'orthographes</text:p>
        </text:list-item>
        <text:list-item>
          <text:p text:style-name="P6"><text:soft-page-break/>Les médailles ne peuvent plus avoir de nombre négatif</text:p>
        </text:list-item>
        <text:list-item>
          <text:p text:style-name="P6">Espace manquant dans les textes de stat journalières</text:p>
        </text:list-item>
      </text:list>
      <text:p text:style-name="P1">06/01/2018 V0.8.15</text:p>
      <text:p text:style-name="P3">Ajout</text:p>
      <text:list xml:id="list32352102" text:continue-numbering="true" text:style-name="WWNum4">
        <text:list-item>
          <text:p text:style-name="P6">Ajout des Pokémon présents en nids</text:p>
        </text:list-item>
        <text:list-item>
          <text:p text:style-name="P6">Ajout des Pokémon existant en nid ou pas dans le filtre du Pokédex</text:p>
        </text:list-item>
        <text:list-item>
          <text:p text:style-name="P6">Refonte de la partie statisitques</text:p>
        </text:list-item>
      </text:list>
      <text:p text:style-name="P1">04/01/2018 V0.8.14</text:p>
      <text:p text:style-name="P3">Ajout</text:p>
      <text:list xml:id="list32361480" text:continue-numbering="true" text:style-name="WWNum4">
        <text:list-item>
          <text:p text:style-name="P6">Correction de fautes d'orthographes</text:p>
        </text:list-item>
        <text:list-item>
          <text:p text:style-name="P6">Ajustement taille des radio bouton dans Pokedex</text:p>
        </text:list-item>
        <text:list-item>
          <text:p text:style-name="P6">Correction de la taille des listes dans Dégâts effectifs</text:p>
        </text:list-item>
        <text:list-item>
          <text:p text:style-name="P6">Le texte de about n'est plus collé au bord</text:p>
        </text:list-item>
        <text:list-item>
          <text:p text:style-name="P6">Le texte « chargement » n'est plus collé au haut de la fenêtre</text:p>
        </text:list-item>
        <text:list-item>
          <text:p text:style-name="P6">La fenêtre à propos n'est plus transparente et la fenêtre peut se fermer en appuyant sur une touche</text:p>
        </text:list-item>
        <text:list-item>
          <text:p text:style-name="P6">Les fenêtres à propos et de chargement ont désormais une petite bordure grise</text:p>
        </text:list-item>
        <text:list-item>
          <text:p text:style-name="P6">Bouton de l'updateur grisé tant qu'on peut pas cliquer dessus</text:p>
          <text:p text:style-name="P12">Bug Fix</text:p>
        </text:list-item>
        <text:list-item>
          <text:p text:style-name="P6">Lorsque une médaille est sélectionné il ne faut plus deux clic pour en selectionner une autre mais un seul</text:p>
        </text:list-item>
        <text:list-item>
          <text:p text:style-name="P6">Le menu du Pokédex ne se décale plus quand il <text:s/>n'y a pas assez de Pokémon pour faire une ligne</text:p>
        </text:list-item>
        <text:list-item>
          <text:p text:style-name="P6">Le premier item des listes est correctement aligner à gauche</text:p>
        </text:list-item>
      </text:list>
      <text:p text:style-name="P1">03/01/2018 V0.8.13</text:p>
      <text:p text:style-name="P3">Ajout</text:p>
      <text:list xml:id="list32347359" text:continue-numbering="true" text:style-name="WWNum4">
        <text:list-item>
          <text:p text:style-name="P6">Stalgamin dans les œufs 5 kms</text:p>
        </text:list-item>
        <text:list-item>
          <text:p text:style-name="P6">Obalie œufs 5 kms</text:p>
        </text:list-item>
        <text:list-item>
          <text:p text:style-name="P6">Quand on veut changer la valeur des médailles, soit c'est 0 et la case se vide, soit c'est pas 0 et le texte est sélectionné.</text:p>
        </text:list-item>
        <text:list-item>
          <text:p text:style-name="P6">Contrôle que ce qui est saisie dans Statistiques est bien un nombre</text:p>
        </text:list-item>
        <text:list-item>
          <text:p text:style-name="P6"><text:soft-page-break/>Ajustement de la taille des Listes</text:p>
          <text:p text:style-name="P12">Bug Fix</text:p>
        </text:list-item>
        <text:list-item>
          <text:p text:style-name="P6">Kraimose possède bien Phogleur en pré-évolution</text:p>
        </text:list-item>
        <text:list-item>
          <text:p text:style-name="P6">Correction d'un bug de texte en HTML dans IVInterface</text:p>
        </text:list-item>
        <text:list-item>
          <text:p text:style-name="P6">Le trait blanc en bas des listes à disparut</text:p>
        </text:list-item>
      </text:list>
      <text:p text:style-name="P1">02/01/2018 V0.8.12</text:p>
      <text:p text:style-name="P3">Ajout</text:p>
      <text:list xml:id="list32350938" text:continue-numbering="true" text:style-name="WWNum4">
        <text:list-item>
          <text:p text:style-name="P6">Amélioration des performances de tri dans Pokédex</text:p>
        </text:list-item>
        <text:list-item>
          <text:p text:style-name="P6">Amélioration des performances d'affichage</text:p>
        </text:list-item>
        <text:list-item>
          <text:p text:style-name="P6">Nouveau splashscreen animé</text:p>
        </text:list-item>
      </text:list>
      <text:p text:style-name="P1">01/01/2018 V0.8.11</text:p>
      <text:p text:style-name="P3">Ajout</text:p>
      <text:list xml:id="list32332128" text:continue-numbering="true" text:style-name="WWNum4">
        <text:list-item>
          <text:p text:style-name="P6">Légère modification de texte</text:p>
        </text:list-item>
      </text:list>
      <text:p text:style-name="P1">01/01/2018 V0.8.10</text:p>
      <text:p text:style-name="P3">Ajout</text:p>
      <text:list xml:id="list32343708" text:continue-numbering="true" text:style-name="WWNum4">
        <text:list-item>
          <text:p text:style-name="P6">Amélioration de la lisibilité du Pokédex</text:p>
          <text:p text:style-name="P12">Bug Fix</text:p>
        </text:list-item>
        <text:list-item>
          <text:p text:style-name="P6">Correction d'un bug de calcul dans Dégâts effectifs</text:p>
        </text:list-item>
        <text:list-item>
          <text:p text:style-name="P6">Correction d'un bug d'affichage pour les Pokémon uniquement femelle</text:p>
        </text:list-item>
      </text:list>
      <text:p text:style-name="P1">31/12/2017 V0.8.9</text:p>
      <text:p text:style-name="P3">Ajout</text:p>
      <text:list xml:id="list32339444" text:continue-numbering="true" text:style-name="WWNum4">
        <text:list-item>
          <text:p text:style-name="P6">Pikachu peut avoir l'attaque cadeau.</text:p>
        </text:list-item>
        <text:list-item>
          <text:p text:style-name="P6">Starters gen 1 dans œuf 5 kms</text:p>
        </text:list-item>
        <text:list-item>
          <text:p text:style-name="P6">Liste d'iv dans « Informations » affiche que pour les valeurs disponible en sauvage, raid et/ou œuf suivant le Pokémon (et plus les demis niveaux)</text:p>
        </text:list-item>
        <text:list-item>
          <text:p text:style-name="P6">Affichage des Listes : Le texte n'est plus collé au bord de la liste afin d'augmenter la lisibilité</text:p>
        </text:list-item>
        <text:list-item>
          <text:p text:style-name="P6">Tri Pokédex : Pokémon qui n'existent pas en sauvage</text:p>
        </text:list-item>
        <text:list-item>
          <text:p text:style-name="P6">Tri Pokédex : Pokémon qui n'existent pas en œuf</text:p>
          <text:p text:style-name="P12">Bug Fix</text:p>
        </text:list-item>
        <text:list-item>
          <text:p text:style-name="P8"><text:soft-page-break/>La barre de chargement de l'updateur affiche correctement le pourcentage pendant le téléchargement des fichiers (notamment de pokemongo.exe)</text:p>
        </text:list-item>
        <text:list-item>
          <text:p text:style-name="P8">Correction de fautes d'orthographes dans sélectionner tout et désélectionner tout</text:p>
        </text:list-item>
        <text:list-item>
          <text:p text:style-name="P8">Texte dans <text:s/>« A propos » affiché avec le bon espacement entre les phrases</text:p>
        </text:list-item>
        <text:list-item>
          <text:p text:style-name="P8">Le tri par nom dans Pokédex classe correctement les Pokémon avec un accent sur leurs première lettre</text:p>
        </text:list-item>
        <text:list-item>
          <text:p text:style-name="P8">Correction d’artefact visuel quand on scroll dans Pokédex</text:p>
        </text:list-item>
        <text:list-item>
          <text:p text:style-name="P8">La fenêtre de l'application est centré quand on enlève agrandissement</text:p>
        </text:list-item>
      </text:list>
      <text:p text:style-name="P1">23/12/2017 V0.8.8</text:p>
      <text:p text:style-name="P3">Ajout</text:p>
      <text:list xml:id="list32360052" text:continue-numbering="true" text:style-name="WWNum4">
        <text:list-item>
          <text:p text:style-name="P6">bonbon gen3 (20 dernier ajouté) + cadoizo</text:p>
        </text:list-item>
      </text:list>
      <text:p text:style-name="P1">23/12/2017 V0.8.7</text:p>
      <text:p text:style-name="P3">Ajout</text:p>
      <text:list xml:id="list32353871" text:continue-numbering="true" text:style-name="WWNum4">
        <text:list-item>
          <text:p text:style-name="P6">refonte de la partie médaille dans Statistiques</text:p>
        </text:list-item>
      </text:list>
      <text:p text:style-name="P1">22/12/2017 V0.8.6</text:p>
      <text:p text:style-name="P3">Ajout</text:p>
      <text:list xml:id="list32345066" text:continue-numbering="true" text:style-name="WWNum4">
        <text:list-item>
          <text:p text:style-name="P6">Wailmer raid 1</text:p>
        </text:list-item>
        <text:list-item>
          <text:p text:style-name="P6">Wailmer œuf 2 kms</text:p>
        </text:list-item>
        <text:list-item>
          <text:p text:style-name="P6">Stalgamin possible en shiny</text:p>
        </text:list-item>
        <text:list-item>
          <text:p text:style-name="P6">Nénupiot œuf 5 kms</text:p>
        </text:list-item>
        <text:list-item>
          <text:p text:style-name="P6">Carvanha œuf 5 kms</text:p>
        </text:list-item>
        <text:list-item>
          <text:p text:style-name="P6">Barloche œuf 2 kms</text:p>
        </text:list-item>
        <text:list-item>
          <text:p text:style-name="P6">Écrapince œuf 5 kms</text:p>
        </text:list-item>
        <text:list-item>
          <text:p text:style-name="P6">Barpau œuf 10 kms</text:p>
        </text:list-item>
        <text:list-item>
          <text:p text:style-name="P6">Obalie œuf 2 kms</text:p>
        </text:list-item>
        <text:list-item>
          <text:p text:style-name="P6">lovedisc œuf 2 kms</text:p>
        </text:list-item>
        <text:list-item>
          <text:p text:style-name="P6">Confirmation quand on sélectionne tout ou qu'on désélectionne tout</text:p>
        </text:list-item>
        <text:list-item>
          <text:p text:style-name="P6">Statistiques des pokémon : est régional (et classement pokedex)</text:p>
        </text:list-item>
      </text:list>
      <text:p text:style-name="P2">Bug Fix</text:p>
      <text:list xml:id="list32346117" text:continue-numbering="true" text:style-name="WWNum4">
        <text:list-item>
          <text:p text:style-name="P6">Liste d'iv ne reste plus affiché quand on ne sélectionne plus de Pokémon (information)</text:p>
        </text:list-item>
        <text:list-item>
          <text:p text:style-name="P6"><text:soft-page-break/>Afficher les informations (pokedex) ne marchait pas lorsque du texte était écrit dans la barre de recherche de information</text:p>
        </text:list-item>
        <text:list-item>
          <text:p text:style-name="P6">Tarsal a bien 9% de chance de fuite et non pas 4%</text:p>
        </text:list-item>
      </text:list>
      <text:p text:style-name="P1">20/12/2017 V0.8.5</text:p>
      <text:p text:style-name="P1">Ajout</text:p>
      <text:list xml:id="list32331682" text:continue-numbering="true" text:style-name="WWNum4">
        <text:list-item>
          <text:p text:style-name="P6">Suite 3 G plus cadoizo</text:p>
        </text:list-item>
        <text:list-item>
          <text:p text:style-name="P6">Ajout de l'attaque « cadeau » de cadoizo</text:p>
        </text:list-item>
        <text:list-item>
          <text:p text:style-name="P6">Mini refonte de « a propos »</text:p>
        </text:list-item>
      </text:list>
      <text:p text:style-name="P1">18/12/2017 V0.8.4</text:p>
      <text:p text:style-name="P1">Ajout</text:p>
      <text:list xml:id="list32359661" text:continue-numbering="true" text:style-name="WWNum4">
        <text:list-item>
          <text:p text:style-name="P6">Azurill plus présent en sauvage</text:p>
        </text:list-item>
        <text:list-item>
          <text:p text:style-name="P6">Ajout des statistiques pour évoluer pour Débugant (mode d'affichage par évolution)</text:p>
        </text:list-item>
        <text:list-item>
          <text:p text:style-name="P6">Ajout des km pour évoluer (pour barpau quand il sera la)</text:p>
        </text:list-item>
        <text:list-item>
          <text:p text:style-name="P6">Partie informations : tableau des types</text:p>
        </text:list-item>
        <text:list-item>
          <text:p text:style-name="P6">Partie information : liste des iv max par lvl</text:p>
          <text:p text:style-name="P13">Bug Fix</text:p>
        </text:list-item>
        <text:list-item>
          <text:p text:style-name="P6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2354519" text:continue-numbering="true" text:style-name="WWNum4">
        <text:list-item>
          <text:p text:style-name="P6">Bonbon gen 3</text:p>
        </text:list-item>
        <text:list-item>
          <text:p text:style-name="P6">Icône des Types du jeu plutôt que les vieux moches</text:p>
        </text:list-item>
        <text:list-item>
          <text:p text:style-name="P6">Type affiché dans le pokédex</text:p>
        </text:list-item>
        <text:list-item>
          <text:p text:style-name="P6">Dégâts effectif de l’attaque chargée et rapide</text:p>
        </text:list-item>
        <text:list-item>
          <text:p text:style-name="P6">Ajout de l'option aucun deuxième type dans « Pokédex »</text:p>
        </text:list-item>
      </text:list>
      <text:p text:style-name="P1">Bug Fix</text:p>
      <text:list xml:id="list32346417" text:continue-numbering="true" text:style-name="WWNum4">
        <text:list-item>
          <text:p text:style-name="P6">Correction d'un bug qui faisait apparaître des artefacts visuels sur certaine fenêtre transparente (Pokedex)</text:p>
        </text:list-item>
        <text:list-item>
          <text:p text:style-name="P6">Bug dev des types mal intégré en modifiant</text:p>
        </text:list-item>
      </text:list>
      <text:p text:style-name="P1">12/12/2017 V0.8.2</text:p>
      <text:p text:style-name="P1">Ajout</text:p>
      <text:list xml:id="list32343444" text:continue-numbering="true" text:style-name="WWNum4">
        <text:list-item>
          <text:p text:style-name="P7"><text:soft-page-break/>Ajout de filtre dans la partie Liste d'attaque</text:p>
        </text:list-item>
      </text:list>
      <text:p text:style-name="P1">10/12/2017 V0.8.1</text:p>
      <text:p text:style-name="P1">Ajout</text:p>
      <text:list xml:id="list32350981" text:continue-numbering="true" text:style-name="WWNum4">
        <text:list-item>
          <text:p text:style-name="P5">Pokémon 3g dans œufs</text:p>
        </text:list-item>
        <text:list-item>
          <text:p text:style-name="P7">Ajout de la météo (partie information)</text:p>
          <text:list>
            <text:list-header>
              <text:p text:style-name="P13">Bug Fix</text:p>
            </text:list-header>
          </text:list>
        </text:list-item>
        <text:list-item>
          <text:p text:style-name="P7">Absol est bien de type <text:s/>ténèbre</text:p>
        </text:list-item>
      </text:list>
      <text:p text:style-name="P1">09/12/2017 V0.8</text:p>
      <text:p text:style-name="P1">Ajout</text:p>
      <text:list xml:id="list32336403" text:continue-numbering="true" text:style-name="WWNum4">
        <text:list-item>
          <text:p text:style-name="P5">Cp maximum en sauvage n’est plus dépendant du niveau dans « Informations »</text:p>
        </text:list-item>
        <text:list-item>
          <text:p text:style-name="P5">Électrode, Élektek et Élekid avec « É » (et d’autres)</text:p>
        </text:list-item>
        <text:list-item>
          <text:p text:style-name="P5"><text:bookmark text:name="_GoBack"/>Gen 3 (+50 pokémons)</text:p>
        </text:list-item>
        <text:list-item>
          <text:p text:style-name="P5">10 nouvelles attaques</text:p>
        </text:list-item>
        <text:list-item>
          <text:p text:style-name="P5">refonte de la sélection dans pokédex</text:p>
        </text:list-item>
      </text:list>
      <text:p text:style-name="P1">02/12/2017 V0.7.24</text:p>
      <text:p text:style-name="P1">Ajout</text:p>
      <text:list xml:id="list32360756" text:continue-numbering="true" text:style-name="WWNum4">
        <text:list-item>
          <text:p text:style-name="P5">Raikou plus présent en raid</text:p>
        </text:list-item>
        <text:list-item>
          <text:p text:style-name="P5">Liste des pokémons dans les œufs mise à jour</text:p>
        </text:list-item>
        <text:list-item>
          <text:p text:style-name="P5">Genre possible des pokémon aussi affiché dans pokédex en mode evolution.</text:p>
        </text:list-item>
        <text:list-item>
          <text:p text:style-name="P5">Affichage par oeuf</text:p>
        </text:list-item>
      </text:list>
      <text:p text:style-name="P1">30/11/2017 V0.7.23</text:p>
      <text:p text:style-name="P1">Ajout</text:p>
      <text:list xml:id="list32348066" text:continue-numbering="true" text:style-name="WWNum4">
        <text:list-item>
          <text:p text:style-name="P5">Dans « Taux de capture » tri possible (et seul les Pokémon disponible en jeu s’affichent)</text:p>
        </text:list-item>
        <text:list-item>
          <text:p text:style-name="P5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2345814" text:continue-numbering="true" text:style-name="WWNum4">
        <text:list-item>
          <text:p text:style-name="P5">Version mac et linux</text:p>
        </text:list-item>
      </text:list>
      <text:p text:style-name="P1">Bug Fix</text:p>
      <text:list xml:id="list32362481" text:continue-numbering="true" text:style-name="WWNum4">
        <text:list-item>
          <text:p text:style-name="P5"><text:soft-page-break/>Correction d’un bug qui affiché le nom des pokémon sans genre au mauvais endroit dans « pokédex »</text:p>
        </text:list-item>
        <text:list-item>
          <text:p text:style-name="P5">Bug accent médaille</text:p>
        </text:list-item>
      </text:list>
      <text:p text:style-name="P1">27/11/2017 V0.7.18</text:p>
      <text:p text:style-name="P1">Ajout</text:p>
      <text:list xml:id="list32337387" text:continue-numbering="true" text:style-name="WWNum4">
        <text:list-item>
          <text:p text:style-name="P5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2354251" text:continue-numbering="true" text:style-name="WWNum4">
        <text:list-item>
          <text:p text:style-name="P5">Suppression de combinaisons impossible dans « Calculateur d’IV »</text:p>
        </text:list-item>
        <text:list-item>
          <text:p text:style-name="P5">Retour de Magicarpe dans les raid niveau 1</text:p>
        </text:list-item>
        <text:list-item>
          <text:p text:style-name="P5">Onglet « taux de capture »</text:p>
        </text:list-item>
        <text:list-item>
          <text:p text:style-name="P5">Updater qui se met a jour auto</text:p>
        </text:list-item>
      </text:list>
      <text:p text:style-name="P1">Bug Fix</text:p>
      <text:list xml:id="list6521628531062378088" text:style-name="WWNum5">
        <text:list-item>
          <text:p text:style-name="P10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2348089" text:continue-numbering="true" text:style-name="WWNum5">
        <text:list-item>
          <text:p text:style-name="P10">Capture d’onglet en jpg (1mo au lieu de 13mo l’image <text:span text:style-name="T2">😉</text:span>)</text:p>
        </text:list-item>
        <text:list-item>
          <text:p text:style-name="P10">Pokedex en PDF ! (Et autres)</text:p>
        </text:list-item>
        <text:list-item>
          <text:p text:style-name="P10">Message d'erreur si le fichier est utilisé (.jpg et .pdf)</text:p>
        </text:list-item>
        <text:list-item>
          <text:p text:style-name="P10">Ajout d'un onglet exporter (jpg et pdf)</text:p>
        </text:list-item>
      </text:list>
      <text:p text:style-name="P1">19/11/2017 V0.7.14</text:p>
      <text:p text:style-name="P1">Ajout</text:p>
      <text:list xml:id="list32347256" text:continue-numbering="true" text:style-name="WWNum5">
        <text:list-item>
          <text:p text:style-name="P10">Ajout d'une ligne merci à Chrales dans « A propos »</text:p>
        </text:list-item>
        <text:list-item>
          <text:p text:style-name="P10">« A propos » mise à jour avec la nouvelle source d’images</text:p>
        </text:list-item>
        <text:list-item>
          <text:p text:style-name="P10">Refonte de la création d'un dresseur au premier lancement</text:p>
        </text:list-item>
      </text:list>
      <text:p text:style-name="P1">Bug Fix</text:p>
      <text:list xml:id="list32344341" text:continue-numbering="true" text:style-name="WWNum5">
        <text:list-item>
          <text:p text:style-name="P10">Correction du bug qui déplacé la fenêtre de l'application quand on ouvrait « A propos »</text:p>
        </text:list-item>
      </text:list>
      <text:p text:style-name="P1">18/11/2017 V0.7.13</text:p>
      <text:p text:style-name="P1"><text:soft-page-break/>Ajout</text:p>
      <text:list xml:id="list32346466" text:continue-numbering="true" text:style-name="WWNum5">
        <text:list-item>
          <text:p text:style-name="P10">Ajout d'un splash screen (écran d'attente au chargement de l'appli)</text:p>
        </text:list-item>
        <text:list-item>
          <text:p text:style-name="P10">Léger réajustement d'interface</text:p>
        </text:list-item>
        <text:list-item>
          <text:p text:style-name="P10">Refonte de la partie « Liste d’attaques »</text:p>
        </text:list-item>
        <text:list-item>
          <text:p text:style-name="P10">Suppression du bouton « Voir les attaques » dans « Informations » (suite à la refonte de la partie attaque)</text:p>
        </text:list-item>
        <text:list-item>
          <text:p text:style-name="P10">Ajout de la liste des attaques legacy (plus disponible pour le Pokémon)</text:p>
        </text:list-item>
        <text:list-item>
          <text:p text:style-name="P10">Ajout d'un menu de prise de capture d'onglet (en png) (un peu lourd)</text:p>
        </text:list-item>
        <text:list-item>
          <text:p text:style-name="P10">Ajustement des couleurs en font (Pokedex)</text:p>
        </text:list-item>
        <text:list-item>
          <text:p text:style-name="P10">Couleur du texte de liste d'IV changé (seul le % est coloré)</text:p>
        </text:list-item>
        <text:list-item>
          <text:p text:style-name="P10">Ajout de toutes les attaques</text:p>
        </text:list-item>
        <text:list-item>
          <text:p text:style-name="P10">Vérification d'erreur attaque (ok !)</text:p>
        </text:list-item>
        <text:list-item>
          <text:p text:style-name="P10">La partie taux de capture dans « Informations » à une taille qui s'adapte au nombre de tableau (0 - 1 - 3 - 4)</text:p>
        </text:list-item>
        <text:list-item>
          <text:p text:style-name="P10">Niveau par palier de 0.5 dans « Information »</text:p>
        </text:list-item>
        <text:list-item>
          <text:p text:style-name="P10">Images des Pokémon représentant plus leurs tailles respective (merci Chrales)</text:p>
        </text:list-item>
        <text:list-item>
          <text:p text:style-name="P10">Images de meilleures qualité (type, bonbon...)</text:p>
        </text:list-item>
        <text:list-item>
          <text:p text:style-name="P10">Genre des Pokémon + images !</text:p>
        </text:list-item>
        <text:list-item>
          <text:p text:style-name="P10">Image Pokémon Shiny !</text:p>
        </text:list-item>
        <text:list-item>
          <text:p text:style-name="P10">Pokémon asexué !</text:p>
        </text:list-item>
      </text:list>
      <text:p text:style-name="P1">Bug fix</text:p>
      <text:list xml:id="list32346627" text:continue-numbering="true" text:style-name="WWNum5">
        <text:list-item>
          <text:p text:style-name="P10">Les évolutions d'évoli sont affiché dans le bon ordre</text:p>
        </text:list-item>
        <text:list-item>
          <text:p text:style-name="P10">Correction de nom de l'attaque Eclat magique</text:p>
        </text:list-item>
        <text:list-item>
          <text:p text:style-name="P10">Correction de fautes d'orthographes</text:p>
        </text:list-item>
        <text:list-item>
          <text:p text:style-name="P10">Correction d'un problème de calcul dans « Calculateur d'iv »</text:p>
        </text:list-item>
        <text:list-item>
          <text:p text:style-name="P10">Liste des IV correctement classé par % de perfection</text:p>
        </text:list-item>
        <text:list-item>
          <text:p text:style-name="P10">Correction d'un bug ou la liste des attaques plus disponible était mal actualisé</text:p>
        </text:list-item>
        <text:list-item>
          <text:p text:style-name="P10">Correction du nom de l'attaque vent violent</text:p>
        </text:list-item>
        <text:list-item>
          <text:p text:style-name="P10">Attaque correctement classées (accents :))</text:p>
        </text:list-item>
      </text:list>
      <text:p text:style-name="Standard"/>
      <text:p text:style-name="P1">14/11/2017 V0.7.12</text:p>
      <text:p text:style-name="P1"><text:soft-page-break/>Ajout</text:p>
      <text:list xml:id="list32350132" text:continue-numbering="true" text:style-name="WWNum5">
        <text:list-item>
          <text:p text:style-name="P10">Refonte de la partie « Information »</text:p>
        </text:list-item>
        <text:list-item>
          <text:p text:style-name="P10">Amélioration des performances de recherche dans « Informations » et « Calculateur IV »</text:p>
        </text:list-item>
        <text:list-item>
          <text:p text:style-name="P10">Optimisation des listes avec images</text:p>
        </text:list-item>
        <text:list-item>
          <text:p text:style-name="P10">Ajout du niveau du Pokémon dans les tableaux de chance de capture</text:p>
        </text:list-item>
        <text:list-item>
          <text:p text:style-name="P10">Ajout d'un bouton pour voir le combo d'attaque dans l'onglet Attaques</text:p>
        </text:list-item>
        <text:list-item>
          <text:p text:style-name="P10">Arrière-plan de meilleure qualité</text:p>
        </text:list-item>
        <text:list-item>
          <text:p text:style-name="P10">Ajout des Attaque jusqu'à O</text:p>
        </text:list-item>
      </text:list>
      <text:p text:style-name="P1">Bug fix</text:p>
      <text:list xml:id="list32338775" text:continue-numbering="true" text:style-name="WWNum5">
        <text:list-item>
          <text:p text:style-name="P10">Correction d'un bug qui laissé des informations dans l'onglet « Informations » alors que la recherche ne donnait pas de résultat</text:p>
        </text:list-item>
        <text:list-item>
          <text:p text:style-name="P10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2358404" text:continue-numbering="true" text:style-name="WWNum5">
        <text:list-item>
          <text:p text:style-name="P10">Ajout des pré-évolution</text:p>
        </text:list-item>
        <text:list-item>
          <text:p text:style-name="P10">Classement par évolution !</text:p>
        </text:list-item>
        <text:list-item>
          <text:p text:style-name="P10">Ajout des objets d’évolutions</text:p>
        </text:list-item>
        <text:list-item>
          <text:p text:style-name="P10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2344621" text:continue-numbering="true" text:style-name="WWNum5">
        <text:list-item>
          <text:p text:style-name="P10">Tri par type de Pokémon</text:p>
        </text:list-item>
        <text:list-item>
          <text:p text:style-name="P10">Ajout des images des types dans les listes déroulantes (type du Pokémon et type des attaques)</text:p>
        </text:list-item>
        <text:list-item>
          <text:p text:style-name="P10">Refonte du l'interface de tri dans « Pokédex » pour le rendre plus clair</text:p>
        </text:list-item>
      </text:list>
      <text:p text:style-name="P1">Bug fix</text:p>
      <text:list xml:id="list32360015" text:continue-numbering="true" text:style-name="WWNum5">
        <text:list-item>
          <text:p text:style-name="P10">Correction de Pokémon n'ayant pas le bon type</text:p>
        </text:list-item>
        <text:list-item>
          <text:p text:style-name="P10">Résolution d'un problème de mauvaise sauvegarde des données des attaques legacy depuis l'updateur</text:p>
        </text:list-item>
      </text:list>
      <text:p text:style-name="P1"><text:soft-page-break/>08/11/2017 V0.7.9</text:p>
      <text:p text:style-name="P1">Ajout</text:p>
      <text:list xml:id="list32342147" text:continue-numbering="true" text:style-name="WWNum5">
        <text:list-item>
          <text:p text:style-name="P10">Informations : Liste d'évolution représentée par les images des Pokémons (cliquable)</text:p>
        </text:list-item>
        <text:list-item>
          <text:p text:style-name="P10">Ajout des attaques des Pokémon jusqu'à G</text:p>
        </text:list-item>
        <text:list-item>
          <text:p text:style-name="P10">Ajout de la liste des attaques qui ne sont plus disponible pour un Pokémon (vide pour le moment)</text:p>
        </text:list-item>
      </text:list>
      <text:list xml:id="list6599728775859037953" text:style-name="WWNum14">
        <text:list-item>
          <text:p text:style-name="P11">Bug fix-</text:p>
        </text:list-item>
        <text:list-item>
          <text:p text:style-name="P11">Correction de fautes d'orthographes</text:p>
        </text:list-item>
        <text:list-item>
          <text:p text:style-name="P11">Suppression d'une attaque présente en double</text:p>
        </text:list-item>
      </text:list>
      <text:p text:style-name="P1">05/11/2017 V0.7.8</text:p>
      <text:p text:style-name="P1">Ajout</text:p>
      <text:list xml:id="list32344781" text:continue-numbering="true" text:style-name="WWNum14">
        <text:list-item>
          <text:p text:style-name="P11">Mise à jour des Pokémon de raid (nouveaux venus et disparition)</text:p>
        </text:list-item>
        <text:list-item>
          <text:p text:style-name="P11">Tenefix et Skelenox dans œuf (et d'autres)</text:p>
        </text:list-item>
        <text:list-item>
          <text:p text:style-name="P11">Tri « Présent dans un œuf » (Pokédex)</text:p>
        </text:list-item>
        <text:list-item>
          <text:p text:style-name="P11">Distance d'œuf dans "informations"</text:p>
        </text:list-item>
        <text:list-item>
          <text:p text:style-name="P11">Ajout des attaques de chaque Pokémons (jusqu'a B pour les attaques)</text:p>
        </text:list-item>
      </text:list>
      <text:p text:style-name="P1">Bug fix</text:p>
      <text:list xml:id="list32338738" text:continue-numbering="true" text:style-name="WWNum14">
        <text:list-item>
          <text:p text:style-name="P11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2362085" text:continue-numbering="true" text:style-name="WWNum14">
        <text:list-item>
          <text:p text:style-name="P11">Clean de code (invisible pour l'utilisateur)</text:p>
        </text:list-item>
        <text:list-item>
          <text:p text:style-name="P11">Harmonisation des couleurs</text:p>
        </text:list-item>
      </text:list>
      <text:p text:style-name="P1">Bug fix</text:p>
      <text:list xml:id="list32358681" text:continue-numbering="true" text:style-name="WWNum14">
        <text:list-item>
          <text:p text:style-name="P11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2331723" text:continue-numbering="true" text:style-name="WWNum14">
        <text:list-item>
          <text:p text:style-name="P11">Ajout de toutes les attaques et début de l'ajout des attaques pour chaque Pokémons</text:p>
        </text:list-item>
      </text:list>
      <text:p text:style-name="P1">02/11/2017 V0.7.5</text:p>
      <text:p text:style-name="P1"><text:soft-page-break/>Ajout</text:p>
      <text:list xml:id="list32347193" text:continue-numbering="true" text:style-name="WWNum14">
        <text:list-item>
          <text:p text:style-name="P11">Ajout de la prise en compte du nouveau niveau max des Pokémon (40 quand Niantic aura vraiment corrigé le truc)</text:p>
        </text:list-item>
        <text:list-item>
          <text:p text:style-name="P11">Ajout de fonctions de tri dans la partie Pokédex</text:p>
        </text:list-item>
      </text:list>
      <text:p text:style-name="P1">31/10/2017 V0.7.4</text:p>
      <text:p text:style-name="P1">Ajout</text:p>
      <text:list xml:id="list32355987" text:continue-numbering="true" text:style-name="WWNum14">
        <text:list-item>
          <text:p text:style-name="P11">Mise à jour de l'appli depuis un updateur (et des fichiers)</text:p>
        </text:list-item>
      </text:list>
      <text:p text:style-name="P1">27/10/2017 V0.7.3</text:p>
      <text:p text:style-name="P1">Ajout</text:p>
      <text:list xml:id="list32341262" text:continue-numbering="true" text:style-name="WWNum14">
        <text:list-item>
          <text:p text:style-name="P11">Début de mise en place de maj des fichiers de base de l'application (pas encore OP)</text:p>
        </text:list-item>
      </text:list>
      <text:p text:style-name="P1">Bug fix</text:p>
      <text:list xml:id="list32359347" text:continue-numbering="true" text:style-name="WWNum14">
        <text:list-item>
          <text:p text:style-name="P11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2340340" text:continue-numbering="true" text:style-name="WWNum14">
        <text:list-item>
          <text:p text:style-name="P11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1">Suppression de combinaison d'IV impossible (meilleure précision et meilleure rapidité de calcul)</text:p>
        </text:list-item>
      </text:list>
      <text:p text:style-name="P1">Bug fix</text:p>
      <text:list xml:id="list32338769" text:continue-numbering="true" text:style-name="WWNum14">
        <text:list-item>
          <text:p text:style-name="P11">Correction d'un bug qui faisait apparaitre du texte non désiré dans la partie « Calculateur d'IV », quand on sélectionné un Pokémon dans la partie « Informations »</text:p>
        </text:list-item>
        <text:list-item>
          <text:p text:style-name="P11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39</meta:editing-cycles>
    <meta:creation-date>2017-11-19T07:24:00</meta:creation-date>
    <dc:date>2018-02-16T12:15:11.91</dc:date>
    <meta:editing-duration>P9DT19H53M23S</meta:editing-duration>
    <meta:generator>OpenOffice/4.1.4$Win32 OpenOffice.org_project/414m5$Build-9788</meta:generator>
    <meta:document-statistic meta:table-count="0" meta:image-count="0" meta:object-count="0" meta:page-count="15" meta:paragraph-count="406" meta:word-count="3077" meta:character-count="169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